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669cm" svg:height="1.651cm" svg:x="1.508cm" svg:y="1.635cm">
          <text:p text:style-name="P1">zuluCrypt-cli flow chart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8.725cm" svg:height="1.141cm" svg:x="2.816cm" svg:y="11.416cm">
          <text:p text:style-name="P1">libzuluCrypt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9.398cm" svg:height="1.553cm" svg:x="3.667cm" svg:y="20.812cm">
          <text:p text:style-name="P1">libzuluCryptPluginManager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9.525cm" svg:height="1.524cm" svg:x="10.271cm" svg:y="14.081cm">
          <text:p text:style-name="P1">libzuluCrypt-exe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9.271cm" svg:height="1.397cm" svg:x="5.445cm" svg:y="24.495cm">
          <text:p text:style-name="P1">zuluCrypt-cli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937cm" svg:height="1.397cm" svg:x="2.27cm" svg:y="4.683cm">
          <text:p text:style-name="P1">libmoun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178cm" svg:y1="11.416cm" svg:x2="4.238cm" svg:y2="6.08cm" draw:start-shape="id1" draw:start-glue-point="0" draw:end-shape="id2" svg:d="m7178 11416v-2669h-2940v-2667" svg:viewBox="0 0 2941 5337">
          <text:p/>
        </draw:connector>
        <draw:custom-shape draw:style-name="gr1" draw:text-style-name="P1" xml:id="id3" draw:id="id3" draw:layer="layout" svg:width="5.461cm" svg:height="1.27cm" svg:x="2.651cm" svg:y="16.113cm">
          <text:p text:style-name="P1">libblkid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.816cm" svg:y1="11.986cm" svg:x2="2.651cm" svg:y2="16.748cm" draw:start-shape="id1" draw:start-glue-point="3" draw:end-shape="id3" draw:end-glue-point="3" svg:d="m2816 11986h-667v4762h502" svg:viewBox="0 0 668 4763">
          <text:p/>
        </draw:connector>
        <draw:custom-shape draw:style-name="gr1" draw:text-style-name="P1" xml:id="id4" draw:id="id4" draw:layer="layout" svg:width="4.191cm" svg:height="1.397cm" svg:x="8.366cm" svg:y="4.683cm">
          <text:p text:style-name="P1">libcryptsetup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178cm" svg:y1="11.416cm" svg:x2="10.461cm" svg:y2="6.08cm" draw:start-shape="id1" draw:start-glue-point="0" draw:end-shape="id4" draw:end-glue-point="2" svg:d="m7178 11416v-2669h3283v-2667" svg:viewBox="0 0 3284 5337">
          <text:p/>
        </draw:connector>
        <draw:connector draw:style-name="gr2" draw:text-style-name="P1" draw:layer="layout" svg:x1="15.033cm" svg:y1="14.081cm" svg:x2="11.541cm" svg:y2="11.986cm" draw:start-shape="id5" draw:start-glue-point="0" draw:end-shape="id1" draw:end-glue-point="1" svg:d="m15033 14081v-2095h-3492" svg:viewBox="0 0 3493 2096">
          <text:p/>
        </draw:connector>
        <draw:connector draw:style-name="gr2" draw:text-style-name="P1" draw:layer="layout" svg:x1="10.271cm" svg:y1="14.843cm" svg:x2="5.381cm" svg:y2="16.113cm" draw:start-shape="id5" draw:start-glue-point="3" draw:end-shape="id3" draw:end-glue-point="0" svg:d="m10271 14843h-4890v1270" svg:viewBox="0 0 4891 1271">
          <text:p/>
        </draw:connector>
        <draw:connector draw:style-name="gr2" draw:text-style-name="P1" draw:layer="layout" svg:x1="3.667cm" svg:y1="21.588cm" svg:x2="5.381cm" svg:y2="17.383cm" draw:start-shape="id6" draw:start-glue-point="3" draw:end-shape="id3" draw:end-glue-point="2" svg:d="m3667 21588h-501v-2491h2215v-1714" svg:viewBox="0 0 2216 4206">
          <text:p/>
        </draw:connector>
        <draw:connector draw:style-name="gr2" draw:text-style-name="P1" draw:layer="layout" svg:x1="15.033cm" svg:y1="15.605cm" svg:x2="8.366cm" svg:y2="20.812cm" draw:start-shape="id5" draw:start-glue-point="2" draw:end-shape="id6" draw:end-glue-point="0" svg:d="m15033 15605v2603h-6667v2604" svg:viewBox="0 0 6668 5208">
          <text:p/>
        </draw:connector>
        <draw:connector draw:style-name="gr2" draw:text-style-name="P1" draw:layer="layout" svg:x1="14.716cm" svg:y1="25.193cm" svg:x2="19.796cm" svg:y2="14.843cm" draw:start-shape="id7" draw:start-glue-point="1" draw:end-shape="id5" svg:d="m14716 25193h5580v-10350h-500" svg:viewBox="0 0 5581 103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5T22:38:54</meta:creation-date>
    <dc:date>2013-05-25T23:31:17</dc:date>
    <meta:editing-duration>PT11M49S</meta:editing-duration>
    <meta:editing-cycles>8</meta:editing-cycles>
    <meta:generator>LibreOffice/4.0.0.3$Linux_x86 LibreOffice_project/7545bee9c2a0782548772a21bc84a9dcc583b89</meta:generator>
    <meta:document-statistic meta:object-count="16"/>
  </office:meta>
</office:document-meta>
</file>